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bold" officeooo:rsid="0003be8d" officeooo:paragraph-rsid="0003be8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fo:font-weight="bold" officeooo:rsid="0008722d" officeooo:paragraph-rsid="0008722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bold" officeooo:rsid="0003be8d" officeooo:paragraph-rsid="0003be8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fo:font-weight="bold" officeooo:rsid="0003be8d" officeooo:paragraph-rsid="000872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font-weight="bold" officeooo:rsid="0003be8d" officeooo:paragraph-rsid="0003be8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officeooo:rsid="0003be8d" officeooo:paragraph-rsid="0005881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bold" officeooo:rsid="00058816" officeooo:paragraph-rsid="0005881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bold" officeooo:rsid="0008722d" officeooo:paragraph-rsid="0008722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2pt" fo:font-weight="normal" officeooo:rsid="0003f821" officeooo:paragraph-rsid="0003f82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fo:font-weight="normal" officeooo:rsid="0003be8d" officeooo:paragraph-rsid="0003be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rsid="0003be8d" officeooo:paragraph-rsid="0003be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58816"/>
    </style:style>
    <style:style style:name="P13" style:family="paragraph" style:parent-style-name="Standard">
      <style:paragraph-properties fo:text-align="justify" style:justify-single-word="false"/>
      <style:text-properties officeooo:paragraph-rsid="0008722d"/>
    </style:style>
    <style:style style:name="P14" style:family="paragraph" style:parent-style-name="Standard">
      <style:paragraph-properties fo:text-align="justify" style:justify-single-word="false"/>
      <style:text-properties officeooo:paragraph-rsid="000a0712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officeooo:paragraph-rsid="000a0712"/>
    </style:style>
    <style:style style:name="P16" style:family="paragraph" style:parent-style-name="Standard">
      <style:paragraph-properties fo:text-align="justify" style:justify-single-word="false"/>
      <style:text-properties fo:color="#000000" style:font-name="Bitstream Vera Sans Mono" officeooo:paragraph-rsid="000a0712"/>
    </style:style>
    <style:style style:name="P17" style:family="paragraph" style:parent-style-name="Standard">
      <style:paragraph-properties fo:text-align="justify" style:justify-single-word="false"/>
      <style:text-properties fo:color="#408080" style:font-name="Bitstream Vera Sans Mono" officeooo:paragraph-rsid="000a0712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Ubuntu" fo:font-size="14pt" fo:font-weight="bold" officeooo:rsid="0003be8d" officeooo:paragraph-rsid="0008722d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06fa33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Ubuntu" fo:font-size="12pt" fo:font-weight="normal" officeooo:rsid="0006fa33" officeooo:paragraph-rsid="0006fa33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Ubuntu" fo:font-size="12pt" fo:font-weight="normal" officeooo:rsid="0006fa33" officeooo:paragraph-rsid="0006fa3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Ubuntu" fo:font-size="12pt" fo:font-weight="bold" officeooo:rsid="0003be8d" officeooo:paragraph-rsid="0006fa33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6fa33" officeooo:paragraph-rsid="0006fa33"/>
    </style:style>
    <style:style style:name="P24" style:family="paragraph" style:parent-style-name="Standard">
      <style:paragraph-properties fo:text-align="justify" style:justify-single-word="false"/>
      <style:text-properties fo:color="#bc7a00" style:font-name="Bitstream Vera Sans Mono" officeooo:paragraph-rsid="000a07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fa33" style:font-weight-asian="normal" style:font-weight-complex="normal"/>
    </style:style>
    <style:style style:name="T3" style:family="text">
      <style:text-properties fo:font-weight="normal" officeooo:rsid="00058816" style:font-weight-asian="normal" style:font-weight-complex="normal"/>
    </style:style>
    <style:style style:name="T4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03be8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058816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6fa33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08722d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0a0712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13e105" style:font-size-asian="10.5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18414a" style:font-size-asian="10.5pt" style:font-weight-asian="normal" style:font-size-complex="12pt" style:font-weight-complex="normal"/>
    </style:style>
    <style:style style:name="T12" style:family="text">
      <style:text-properties style:font-name="Ubuntu" fo:font-size="12pt" fo:font-weight="bold" officeooo:rsid="0003be8d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font-weight="bold" officeooo:rsid="00058816" style:font-size-asian="10.5pt" style:font-weight-asian="bold" style:font-size-complex="12pt" style:font-weight-complex="bold"/>
    </style:style>
    <style:style style:name="T14" style:family="text">
      <style:text-properties style:font-name="Ubuntu" fo:font-size="12pt" fo:font-weight="bold" officeooo:rsid="0008722d" style:font-size-asian="10.5pt" style:font-weight-asian="bold" style:font-size-complex="12pt" style:font-weight-complex="bold"/>
    </style:style>
    <style:style style:name="T15" style:family="text">
      <style:text-properties style:font-name="Ubuntu" fo:font-size="12pt" fo:font-style="italic" fo:font-weight="normal" officeooo:rsid="000a0712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06fa33"/>
    </style:style>
    <style:style style:name="T17" style:family="text">
      <style:text-properties fo:color="#bc7a00"/>
    </style:style>
    <style:style style:name="T18" style:family="text">
      <style:text-properties fo:color="#000000"/>
    </style:style>
    <style:style style:name="T19" style:family="text">
      <style:text-properties fo:color="#000000" officeooo:rsid="0019d451"/>
    </style:style>
    <style:style style:name="T20" style:family="text">
      <style:text-properties fo:color="#408080"/>
    </style:style>
    <style:style style:name="T21" style:family="text">
      <style:text-properties fo:color="#008000"/>
    </style:style>
    <style:style style:name="T22" style:family="text">
      <style:text-properties fo:color="#b00040"/>
    </style:style>
    <style:style style:name="T23" style:family="text">
      <style:text-properties fo:color="#666666"/>
    </style:style>
    <style:style style:name="T24" style:family="text">
      <style:text-properties fo:color="#0000ff"/>
    </style:style>
    <style:style style:name="T25" style:family="text">
      <style:text-properties fo:color="#ba2121"/>
    </style:style>
    <style:style style:name="T26" style:family="text">
      <style:text-properties fo:color="#bb6622"/>
    </style:style>
    <style:style style:name="T27" style:family="text">
      <style:text-properties officeooo:rsid="000fc598"/>
    </style:style>
    <style:style style:name="T28" style:family="text">
      <style:text-properties officeooo:rsid="001841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or Pontes Tresolavy – NUSP: 12553646</text:p>
      <text:p text:style-name="P3"/>
      <text:p text:style-name="P2">Exercício 04.</text:p>
      <text:p text:style-name="P2"/>
      <text:p text:style-name="P12"><text:span text:style-name="T12"><text:tab/></text:span><text:span text:style-name="T13">Pré-ordem:</text:span></text:p>
      <text:p text:style-name="P7"/>
      <text:list xml:id="list3299248508" text:style-name="L1">
        <text:list-item>
          <text:p text:style-name="P19"><text:span text:style-name="T6">V</text:span><text:span text:style-name="T7">isita o nó atual;</text:span></text:p>
        </text:list-item>
        <text:list-item>
          <text:p text:style-name="P20">Percorre recursivamente a sub-árvore esquerda do nó atual;</text:p>
        </text:list-item>
        <text:list-item>
          <text:p text:style-name="P23"><text:span text:style-name="T7">Percorre</text:span><text:span text:style-name="T4"> recursivamente a sub-árvore direita do nó atual.</text:span></text:p>
        </text:list-item>
      </text:list>
      <text:p text:style-name="P6"/>
      <text:p text:style-name="P12"><text:span text:style-name="T12"><text:tab/></text:span><text:span text:style-name="T5">Listagem em pré-ordem:</text:span></text:p>
      <text:p text:style-name="P5"/>
      <text:p text:style-name="P10">A C B H J N E G D F I K M O P L</text:p>
      <text:p text:style-name="P11"/>
      <text:p text:style-name="P5"><text:span text:style-name="T1"><text:tab/></text:span><text:span text:style-name="T16">In-ordem:</text:span></text:p>
      <text:p text:style-name="P5"/>
      <text:list xml:id="list535041169" text:style-name="L2">
        <text:list-item>
          <text:p text:style-name="P21">Percorre recursivamente a sub-árvore esquerda do nó atual;</text:p>
        </text:list-item>
        <text:list-item>
          <text:p text:style-name="P22"><text:span text:style-name="T3">V</text:span><text:span text:style-name="T2">isita o nó atual;</text:span></text:p>
        </text:list-item>
        <text:list-item>
          <text:p text:style-name="P21">Percorre recursivamente a sub-árvore direita do nó atual.</text:p>
        </text:list-item>
      </text:list>
      <text:p text:style-name="P11"/>
      <text:p text:style-name="P11"><text:tab/>Listagem em in-ordem: </text:p>
      <text:p text:style-name="P5"/>
      <text:p text:style-name="P9">H J N B C G E A D O M P K I L <text:span text:style-name="T27">F</text:span></text:p>
      <text:p text:style-name="P5"><text:tab/><text:span text:style-name="T16">Pós-ordem:</text:span></text:p>
      <text:p text:style-name="P5"/>
      <text:list xml:id="list221917839916173" text:continue-list="list3299248508" text:style-name="L1">
        <text:list-item>
          <text:p text:style-name="P20">Percorre recursivamente a sub-árvore esquerda do nó atual;</text:p>
        </text:list-item>
        <text:list-item>
          <text:p text:style-name="P20">Percorre recursivamente a sub-árvore direita do nó atual;</text:p>
        </text:list-item>
        <text:list-item>
          <text:p text:style-name="P20">Visita o nó atual.</text:p>
        </text:list-item>
      </text:list>
      <text:p text:style-name="P5"/>
      <text:p text:style-name="P11"><text:tab/>Listagem em pós-ordem:</text:p>
      <text:p text:style-name="P5"/>
      <text:p text:style-name="P9">N J H B G E C O P M K L I <text:s/>F D A</text:p>
      <text:p text:style-name="P9"/>
      <text:p text:style-name="P18">Igor Pontes Tresolavy – NUSP: 12553646</text:p>
      <text:p text:style-name="P4"/>
      <text:p text:style-name="P2">Exercício 07.</text:p>
      <text:p text:style-name="P8"/>
      <text:p text:style-name="P13"><text:span text:style-name="T14"><text:tab/></text:span><text:span text:style-name="T8">A árvore estará rotacionada 90° no sentido anti-horário. Ou seja, deve-se imprimir partindo do elemento mais profundo </text:span><text:span text:style-name="T10">e mais </text:span><text:span text:style-name="T8">à direita </text:span><text:span text:style-name="T10">possível, </text:span><text:span text:style-name="T8">e acabando no elemento mais profundo </text:span><text:span text:style-name="T10">mais </text:span><text:span text:style-name="T8">à esquerda </text:span><text:span text:style-name="T10">possível </text:span><text:span text:style-name="T8">da árvore.</text:span></text:p>
      <text:p text:style-name="P14"><text:span text:style-name="T8"><text:tab/>No percurso in-ordem, a ordem de visita </text:span><text:span text:style-name="T9">d</text:span><text:span text:style-name="T8">os nós é o inverso da que </text:span><text:span text:style-name="T9">o problema requer. Portanto, invertendo-se a ordem de recursão (percorrendo-se recursivamente a sub-árvore direita antes da sub-árvore esquerda), obtém-se a ordem de impressão desejada.</text:span></text:p>
      <text:p text:style-name="P14"><text:span text:style-name="T9"><text:tab/>O espaçamento utilizado para dividir as profundidades foi o de um </text:span><text:span text:style-name="T15">tab</text:span><text:span text:style-name="T9"> (representado pela sequência de escape ‘</text:span><text:span text:style-name="T15">\t</text:span><text:span text:style-name="T9">’), que, na maioria dos </text:span><text:span text:style-name="T11">terminais</text:span><text:span text:style-name="T9">, corresponde à </text:span><text:span text:style-name="T11">oito </text:span><text:span text:style-name="T9">espaços.</text:span></text:p>
      <text:p text:style-name="P24"/>
      <text:p text:style-name="P15"><text:span text:style-name="T17">#include</text:span><text:span text:style-name="T18"> </text:span><text:span text:style-name="T20">&lt;stdio.h&gt;</text:span></text:p>
      <text:p text:style-name="P16"/>
      <text:p text:style-name="P15"><text:span text:style-name="T21">typedef</text:span><text:span text:style-name="T18"> </text:span><text:span text:style-name="T21">struct</text:span><text:span text:style-name="T18"> cel {</text:span></text:p>
      <text:p text:style-name="P15"><text:span text:style-name="T18"><text:s text:c="2"/></text:span><text:span text:style-name="T22">int</text:span><text:span text:style-name="T18"> info;</text:span></text:p>
      <text:p text:style-name="P15"><text:span text:style-name="T18"><text:s text:c="2"/></text:span><text:span text:style-name="T21">struct</text:span><text:span text:style-name="T18"> cel </text:span><text:span text:style-name="T23">*</text:span><text:span text:style-name="T18"> esq;</text:span></text:p>
      <text:p text:style-name="P15"><text:span text:style-name="T18"><text:s text:c="2"/></text:span><text:span text:style-name="T21">struct</text:span><text:span text:style-name="T18"> cel </text:span><text:span text:style-name="T23">*</text:span><text:span text:style-name="T18"> dir;</text:span></text:p>
      <text:p text:style-name="P16">} no;</text:p>
      <text:p text:style-name="P16"/>
      <text:p text:style-name="P17">/* valor inicial de "profundidade" deve ser 0 */</text:p>
      <text:p text:style-name="P15"><text:span text:style-name="T22">void</text:span><text:span text:style-name="T18"> </text:span><text:span text:style-name="T24">imprimeProporcional</text:span><text:span text:style-name="T18">(no </text:span><text:span text:style-name="T23">*</text:span><text:span text:style-name="T18">raiz, </text:span><text:span text:style-name="T22">int</text:span><text:span text:style-name="T18"> profundidade)</text:span></text:p>
      <text:p text:style-name="P16">{</text:p>
      <text:p text:style-name="P15"><text:span text:style-name="T18"><text:s text:c="4"/></text:span><text:span text:style-name="T22">int</text:span><text:span text:style-name="T18"> i;</text:span></text:p>
      <text:p text:style-name="P16"/>
      <text:p text:style-name="P15"><text:span text:style-name="T18"><text:s text:c="4"/></text:span><text:span text:style-name="T21">if</text:span><text:span text:style-name="T18">(raiz </text:span><text:span text:style-name="T23">!=</text:span><text:span text:style-name="T18"> </text:span><text:span text:style-name="T21">NULL</text:span><text:span text:style-name="T18">)</text:span></text:p>
      <text:p text:style-name="P16"><text:s text:c="4"/>{</text:p>
      <text:p text:style-name="P15"><text:span text:style-name="T18"><text:s text:c="8"/>imprimeProporcional(raiz</text:span><text:span text:style-name="T23">-&gt;</text:span><text:span text:style-name="T18">dir, </text:span><text:span text:style-name="T23">++</text:span><text:span text:style-name="T18">profundidade);</text:span></text:p>
      <text:p text:style-name="P15"><text:span text:style-name="T18"><text:s text:c="8"/>printf(</text:span><text:span text:style-name="T25">"</text:span><text:span text:style-name="T26">\n</text:span><text:span text:style-name="T25">"</text:span><text:span text:style-name="T18">);</text:span></text:p>
      <text:p text:style-name="P16"/>
      <text:p text:style-name="P15"><text:span text:style-name="T18"><text:s text:c="8"/></text:span><text:span text:style-name="T21">for</text:span><text:span text:style-name="T18">(i </text:span><text:span text:style-name="T23">=</text:span><text:span text:style-name="T18"> </text:span><text:span text:style-name="T23">0</text:span><text:span text:style-name="T18">; i </text:span><text:span text:style-name="T23">&lt;</text:span><text:span text:style-name="T18"> profundidade; </text:span><text:span text:style-name="T23">++</text:span><text:span text:style-name="T18">i)</text:span></text:p>
      <text:p text:style-name="P15"><text:span text:style-name="T18"><text:s text:c="12"/>p</text:span><text:span text:style-name="T19">utchar</text:span><text:span text:style-name="T18">(</text:span><text:span text:style-name="T25">"</text:span><text:span text:style-name="T26">\t</text:span><text:span text:style-name="T25">"</text:span><text:span text:style-name="T18">);</text:span></text:p>
      <text:p text:style-name="P16"/>
      <text:p text:style-name="P15"><text:span text:style-name="T18"><text:s text:c="8"/>printf(</text:span><text:span text:style-name="T25">"%d</text:span><text:span text:style-name="T26">\n</text:span><text:span text:style-name="T25">"</text:span><text:span text:style-name="T18">, raiz</text:span><text:span text:style-name="T23">-&gt;</text:span><text:span text:style-name="T18">info);</text:span></text:p>
      <text:p text:style-name="P16"><text:s text:c="4"/></text:p>
      <text:p text:style-name="P15"><text:span text:style-name="T18"><text:s text:c="8"/>imprimeProporcional(raiz</text:span><text:span text:style-name="T23">-&gt;</text:span><text:span text:style-name="T18">esq, profundidade);</text:span></text:p>
      <text:p text:style-name="P16"><text:s text:c="4"/>}</text:p>
      <text:p text:style-name="P1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31:22.074292478</meta:creation-date>
    <dc:date>2021-12-14T22:19:15.165587996</dc:date>
    <meta:editing-duration>PT1H2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298" meta:character-count="1820" meta:non-whitespace-character-count="1485"/>
  </office:meta>
</office:document-meta>
</file>